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96a91" officeooo:paragraph-rsid="00196a9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
        <draw:frame draw:style-name="fr1" draw:name="BodyFrameIndex1" text:anchor-type="paragraph" svg:x="3.223cm" svg:y="0.072cm" svg:width="3.921cm" draw:z-index="1">
          <draw:text-box fo:min-height="2.26cm">
            <text:p text:style-name="P1">mid</text:p>
          </draw:text-box>
        </draw:frame>
     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6a91" officeooo:paragraph-rsid="00196a91"/>
    </style:style>
    <style:style style:name="MP2" style:family="paragraph" style:parent-style-name="Frame_20_contents">
      <style:text-properties officeooo:rsid="00196a91" officeooo:paragraph-rsid="00196a91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HeaderFrameIndex2" text:anchor-type="paragraph" svg:x="4.426cm" svg:y="-0.312cm" svg:width="4.403cm" draw:z-index="2"><draw:text-box fo:min-height="1.877cm"><text:p text:style-name="MP2">top</text:p></draw:text-box></draw:frame>header<draw:frame draw:style-name="Mfr2" draw:name="HeaderFrameIndex0" text:anchor-type="char" svg:x="1.732cm" svg:y="0.048cm" svg:width="4.33cm" draw:z-index="0"><draw:text-box fo:min-height="2.261cm"><text:p text:style-name="MP2">bottom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6T19:42:45.897711644</meta:creation-date>
    <dc:date>2026-01-16T19:45:49.782170345</dc:date>
    <meta:editing-duration>PT3M8S</meta:editing-duration>
    <meta:editing-cycles>1</meta:editing-cycles>
    <meta:document-statistic meta:table-count="0" meta:image-count="0" meta:object-count="0" meta:page-count="1" meta:paragraph-count="4" meta:word-count="4" meta:character-count="18" meta:non-whitespace-character-count="18"/>
    <meta:generator>Collabora_Office/25.04.9.0$Linux_X86_64 LibreOffice_project/ac98a8af0644b493783f48dc266699f0c9196cd1</meta:generator>
  </office:meta>
</office:document-meta>
</file>